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ce style:name="Arial1" svg:font-family="Arial" style:font-family-generic="swiss"/>
    <style:font-face style:name="Trebuchet MS" svg:font-family="'Trebuchet MS'"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9cm"/>
    </style:style>
    <style:style style:name="co3" style:family="table-column">
      <style:table-column-properties fo:break-before="auto" style:column-width="3.582cm"/>
    </style:style>
    <style:style style:name="co4" style:family="table-column">
      <style:table-column-properties fo:break-before="auto" style:column-width="8.371cm"/>
    </style:style>
    <style:style style:name="co5" style:family="table-column">
      <style:table-column-properties fo:break-before="auto" style:column-width="3.129cm"/>
    </style:style>
    <style:style style:name="co6" style:family="table-column">
      <style:table-column-properties fo:break-before="auto" style:column-width="5.472cm"/>
    </style:style>
    <style:style style:name="co7" style:family="table-column">
      <style:table-column-properties fo:break-before="auto" style:column-width="3.78cm"/>
    </style:style>
    <style:style style:name="co8" style:family="table-column">
      <style:table-column-properties fo:break-before="auto" style:column-width="3.759cm"/>
    </style:style>
    <style:style style:name="ro1" style:family="table-row">
      <style:table-row-properties style:row-height="0.432cm" fo:break-before="auto" style:use-optimal-row-height="true"/>
    </style:style>
    <style:style style:name="ro2" style:family="table-row">
      <style:table-row-properties style:row-height="0.43cm"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ext-properties style:font-name="Arial" fo:font-size="10pt" fo:font-weight="bold" style:font-size-asian="10pt" style:font-weight-asian="bold" style:font-size-complex="10pt" style:font-weight-complex="bold"/>
    </style:style>
    <style:style style:name="ce2" style:family="table-cell" style:parent-style-name="Default">
      <style:text-properties style:font-name="Arial" fo:font-size="10pt" fo:font-weight="normal" style:font-size-asian="10pt" style:font-weight-asian="normal" style:font-size-complex="10pt" style:font-weight-complex="normal"/>
    </style:style>
    <style:style style:name="ce3"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justify"/>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data-style-name="N1">
      <style:text-properties style:font-name="Arial" fo:font-size="10pt" fo:font-weight="bold" style:font-size-asian="10pt" style:font-weight-asian="bold" style:font-size-complex="10pt" style:font-weight-complex="bold"/>
    </style:style>
    <style:style style:name="ce8" style:family="table-cell" style:parent-style-name="Default" style:data-style-name="N1">
      <style:table-cell-properties style:text-align-source="fix" style:repeat-content="false"/>
      <style:paragraph-properties fo:text-align="justify"/>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data-style-name="N1">
      <style:text-properties style:font-name="Arial" fo:font-size="10pt" fo:font-weight="normal" style:font-size-asian="10pt" style:font-weight-asian="normal" style:font-size-complex="10pt" style:font-weight-complex="normal"/>
    </style:style>
    <style:style style:name="ce10"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de" fo:country="DE" fo:text-shadow="none" style:text-underline-style="none" fo:font-weight="normal" style:text-underline-mode="continuous" style:text-overline-mode="continuous" style:text-line-through-mode="continuous" style:font-size-asian="10pt" style:language-asian="en" style:country-asian="US" style:font-weight-asian="normal" style:font-size-complex="10pt" style:language-complex="en" style:country-complex="US"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use-window-font-color="true" style:text-line-through-style="none" style:font-name="Arial2" fo:font-size="10pt" fo:font-style="normal" style:text-underline-style="none" fo:font-weight="normal" style:font-name-asian="Arial2" style:font-size-asian="10pt" style:font-style-asian="normal" style:font-weight-asian="normal" style:font-size-complex="10pt" style:font-style-complex="normal" style:font-weight-complex="normal"/>
    </style:style>
    <style:style style:name="T1" style:family="text">
      <style:text-properties style:font-name="Arial1" fo:font-size="12pt" fo:language="de" fo:country="DE"/>
    </style:style>
    <style:style style:name="T2" style:family="text">
      <style:text-properties style:font-name="Arial1" fo:font-size="12pt" fo:language="de" fo:country="DE" fo:font-style="italic" style:font-style-asian="italic" style:font-style-complex="italic"/>
    </style:style>
    <style:style style:name="T3" style:family="text">
      <style:text-properties style:text-position="33% 100%" style:font-name="Arial1" fo:font-size="12pt" fo:language="de" fo:country="DE"/>
    </style:style>
    <style:style style:name="T4" style:family="text">
      <style:text-properties style:font-name="Arial" fo:font-size="11pt" fo:language="en" fo:country="US" fo:font-weight="normal" style:font-name-asian="Trebuchet MS" style:font-size-asian="11pt" style:font-weight-asian="normal" style:font-name-complex="Trebuchet MS" style:font-size-complex="6.80000019073486pt" style:font-weight-complex="normal"/>
    </style:style>
    <style:style style:name="T5" style:family="text">
      <style:text-properties fo:font-size="12pt" fo:language="en" fo:country="US" style:font-size-asian="12pt" style:font-size-complex="6.80000019073486pt"/>
    </style:style>
  </office:automatic-styles>
  <office:body>
    <office:spreadsheet>
      <table:table table:name="Sheet1" table:style-name="ta1" table:print="false">
        <table:table-column table:style-name="co1" table:number-columns-repeated="3" table:default-cell-style-name="ce2"/>
        <table:table-column table:style-name="co2" table:default-cell-style-name="ce2"/>
        <table:table-column table:style-name="co1" table:number-columns-repeated="2" table:default-cell-style-name="ce2"/>
        <table:table-column table:style-name="co3" table:number-columns-repeated="4" table:default-cell-style-name="ce2"/>
        <table:table-column table:style-name="co4" table:default-cell-style-name="ce2"/>
        <table:table-column table:style-name="co5" table:default-cell-style-name="ce9"/>
        <table:table-column table:style-name="co3" table:default-cell-style-name="ce9"/>
        <table:table-column table:style-name="co6" table:default-cell-style-name="ce2"/>
        <table:table-column table:style-name="co3" table:number-columns-repeated="4" table:default-cell-style-name="ce2"/>
        <table:table-column table:style-name="co7" table:number-columns-repeated="2" table:default-cell-style-name="ce2"/>
        <table:table-column table:style-name="co8" table:default-cell-style-name="ce2"/>
        <table:table-column table:style-name="co1" table:number-columns-repeated="1000" table:default-cell-style-name="ce2"/>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Name-it</text:p>
          </table:table-cell>
          <table:table-cell table:style-name="ce1" office:value-type="string">
            <text:p>Name-de</text:p>
          </table:table-cell>
          <table:table-cell table:style-name="ce1" office:value-type="string">
            <text:p>Name-en</text:p>
          </table:table-cell>
          <table:table-cell table:style-name="ce1" office:value-type="string">
            <text:p>Subtitle-it</text:p>
          </table:table-cell>
          <table:table-cell table:style-name="ce1" office:value-type="string">
            <text:p>Subtitle-de</text:p>
          </table:table-cell>
          <table:table-cell table:style-name="ce1" office:value-type="string">
            <text:p>Subtitle-en</text:p>
          </table:table-cell>
          <table:table-cell table:style-name="ce1" office:value-type="string">
            <text:p>pictureUrl</text:p>
          </table:table-cell>
          <table:table-cell table:style-name="ce1" office:value-type="string">
            <text:p>steps</text:p>
          </table:table-cell>
          <table:table-cell table:style-name="ce7" office:value-type="string">
            <text:p>length (m)</text:p>
          </table:table-cell>
          <table:table-cell table:style-name="ce7" office:value-type="string">
            <text:p>duration (min)</text:p>
          </table:table-cell>
          <table:table-cell table:style-name="ce1" office:value-type="string">
            <text:p>difficulty (low, medium, high)</text:p>
          </table:table-cell>
          <table:table-cell table:style-name="ce1" office:value-type="string">
            <text:p>Info-it</text:p>
          </table:table-cell>
          <table:table-cell table:style-name="ce1" office:value-type="string">
            <text:p>Info-de</text:p>
          </table:table-cell>
          <table:table-cell table:style-name="ce1" office:value-type="string">
            <text:p>Info-en</text:p>
          </table:table-cell>
          <table:table-cell table:style-name="ce1" office:value-type="string">
            <text:p>HtmlDescription-it</text:p>
          </table:table-cell>
          <table:table-cell table:style-name="ce1" office:value-type="string">
            <text:p>HtmlDescription-de</text:p>
          </table:table-cell>
          <table:table-cell table:style-name="ce1" office:value-type="string">
            <text:p>HtmlDescription-en</text:p>
          </table:table-cell>
          <table:table-cell table:style-name="ce1" office:value-type="string">
            <text:p>lastModificationDate</text:p>
          </table:table-cell>
          <table:table-cell table:style-name="ce1" table:number-columns-repeated="1000"/>
        </table:table-row>
        <table:table-row table:style-name="ro2">
          <table:table-cell office:value-type="string">
            <text:p>Itinerary1</text:p>
          </table:table-cell>
          <table:table-cell office:value-type="string">
            <text:p>it</text:p>
          </table:table-cell>
          <table:table-cell office:value-type="string">
            <text:p>itinerari</text:p>
          </table:table-cell>
          <table:table-cell table:style-name="ce3" office:value-type="string">
            <text:p>IL PERCORSO DEI PRINCIPI VESCOVI</text:p>
          </table:table-cell>
          <table:table-cell table:style-name="ce4" office:value-type="string">
            <text:p>DER PENDELWEG DER FÜRSTBISCHÖFE</text:p>
          </table:table-cell>
          <table:table-cell table:style-name="ce5" office:value-type="string">
            <text:p>THE PRINCE BISHOPS WAY</text:p>
          </table:table-cell>
          <table:table-cell table:style-name="ce3" office:value-type="string">
            <text:p>Da Piazza Duomo al Castello del Buonconsiglio</text:p>
          </table:table-cell>
          <table:table-cell table:style-name="ce4" office:value-type="string">
            <text:p>Vom Domplatz zum Schloss Buonconsiglio</text:p>
          </table:table-cell>
          <table:table-cell table:style-name="ce6" office:value-type="string">
            <text:p>From Piazza Duomo to the Buonconsiglio Castle</text:p>
          </table:table-cell>
          <table:table-cell office:value-type="string">
            <text:p>buonconsiglio_diogenes_juan_cont.jpg</text:p>
          </table:table-cell>
          <table:table-cell office:value-type="string">
            <text:p>cultura.63,cultura.64,cultura.21,cultura.1,cultura.61,cultura.13,cultura.60,cultura.33,cultura.34,cultura.65,cultura.22,cultura.32,cultura.23,cultura.17,cultura.24,cultura.25,cultura.78,cultura.26,cultura.27,cultura.2</text:p>
          </table:table-cell>
          <table:table-cell table:style-name="ce8" office:value-type="float" office:value="1200">
            <text:p>1200</text:p>
          </table:table-cell>
          <table:table-cell office:value-type="float" office:value="20">
            <text:p>20</text:p>
          </table:table-cell>
          <table:table-cell office:value-type="string">
            <text:p>low</text:p>
          </table:table-cell>
          <table:table-cell table:style-name="ce3" office:value-type="string">
            <text:p>Il percorso si sviluppa nel Centro Storico di Trento, percorribile anche in automobile se muniti del contrassegno disabili. Il tempo di percorrenza è di un'ora circa. Il percorso, pedonale e in zona a traffico limitato, è pianeggiante e pavimentato regolarmente. Restringimento del marciapiede in Via Manci (60 cm) e lungo le mura che costeggiano il Castello in via Clesio (73 cm) dove c'è una pendenza trasversale del 7,4%.</text:p>
          </table:table-cell>
          <table:table-cell table:style-name="ce10" office:value-type="string">
            <text:p><text:span text:style-name="T1">Der Spaziergang </text:span><text:span text:style-name="T1">führt durch die </text:span><text:span text:style-name="T1">Trienter Altstadt, </text:span><text:span text:style-name="T1">die u.  U. für </text:span><text:span text:style-name="T1">Autofahrer mit </text:span><text:span text:style-name="T1">Gehbehinderung </text:span><text:span text:style-name="T1">zugänglich ist, </text:span><text:span text:style-name="T1">sofern sie über </text:span><text:span text:style-name="T1">einen gültigen </text:span><text:span text:style-name="T1">Parkausweis für </text:span><text:span text:style-name="T1">Behinderte </text:span><text:span text:style-name="T1">verfügen. Für den </text:span><text:span text:style-name="T1">Spaziergang </text:span><text:span text:style-name="T1">braucht man zirka </text:span><text:span text:style-name="T1">eine Stunde. Der </text:span><text:span text:style-name="T1">Fußgängerweg </text:span><text:span text:style-name="T1">führt durch eine </text:span><text:span text:style-name="T1">sog. Zone mit </text:span><text:span text:style-name="T1">beschränktem </text:span><text:span text:style-name="T1">Verkehr. Der </text:span><text:span text:style-name="T1">Streckenverlauf </text:span><text:span text:style-name="T1">ist flach; die </text:span><text:span text:style-name="T1">Pflasterung ist </text:span><text:span text:style-name="T1">gleichmäßig. Der </text:span><text:span text:style-name="T1">Bürgersteig </text:span><text:span text:style-name="T1">verengt sich auf </text:span><text:span text:style-name="T1">60  cm in der </text:span><text:span text:style-name="T2">Via </text:span><text:span text:style-name="T2">Manci</text:span><text:span text:style-name="T1"> sowie auf </text:span><text:span text:style-name="T1">73  cm entlang </text:span><text:span text:style-name="T1">der Ringmauer </text:span><text:span text:style-name="T1">des Schlosses in </text:span><text:span text:style-name="T1">der </text:span><text:span text:style-name="T2">Via Clesio. </text:span><text:span text:style-name="T1">Im </text:span><text:span text:style-name="T1">letzteren Fall </text:span><text:span text:style-name="T1">weist er </text:span><text:span text:style-name="T1">außerdem eine </text:span><text:span text:style-name="T1">Querneigung von </text:span><text:span text:style-name="T1">7,4  % auf.</text:span></text:p>
          </table:table-cell>
          <table:table-cell table:style-name="ce6" office:value-type="string">
            <text:p>The itinerary is in the historical center of Trento, in a controlled traffic area, and it takes one hour on foot. It can be covered by cars with a mark for disabled people. The pavement is smooth and flat. The sidewalk gets narrow in Via Manci (60 cm) and along the castle in Via Clesio (73 centimeters), where there is a transversal slope of 7,4%.</text:p>
          </table:table-cell>
          <table:table-cell table:style-name="ce3" office:value-type="string">
            <text:p>&lt;p&gt;Alla scoperta del centro città con una breve passeggiata che ricalca il percorso storico dei Principi Vescovi dalla Cattedrale al Castello. Punto di partenza è la grande &lt;b&gt;Piazza Duomo&lt;/b&gt; (1), scrigno armonico di monumenti e raffinato salotto della città con la centrale &lt;b&gt;Fontana del Nettuno&lt;/b&gt; (2), su cui si affacciano la &lt;b&gt;Torre Civica&lt;/b&gt; e &lt;b&gt;Palazzo Pretorio&lt;/b&gt; (3), attuale sede del &lt;b&gt;Museo Diocesano Tridentino&lt;/b&gt; (4), il cui piano sotterraneo custodisce i resti della &lt;b&gt;Porta Veronensis&lt;/b&gt; (5), monumentale ingresso alla Trento romana. Sempre su piazza Duomo si affaccia la &lt;b&gt;Cattedrale di San Vigilio&lt;/b&gt; (6) con i resti della &lt;b&gt;Basilica Paleocristina&lt;/b&gt; (7) in cui fu sepolto il vescovo Vigilio. Dal lato opposto della piazza una serie di case dipinte, &lt;b&gt;Casa Cazuffi e Rella&lt;/b&gt; (8) e &lt;b&gt;Palazzo Balduini&lt;/b&gt; (9), ci introducono alla colorata Via Belenzani, alla cui imboccatura troviamo la &lt;b&gt;Fontana dell'Aquila&lt;/b&gt; (10) legata a una particolare leggenda. Percorrendo Via Belenzani possiamo ammirare palazzi prestigiosi dalle bellissime facciate affrescate, come &lt;b&gt;Palazzo Thun&lt;/b&gt; (11), attuale sede del municipio, &lt;b&gt;Palazzo Quetta Alberti-Colico&lt;/b&gt; (12) e &lt;b&gt;Palazzo Geremia&lt;/b&gt; (13). Proseguendo si arriva alla perpendicolare Via Roma, dove si incontra la barocca &lt;b&gt;Chiesa di San Francesco Saverio&lt;/b&gt; (14). Svoltando a destra in Via Manci si possono ammirare numerosi palazzi nobiliari, tra cui &lt;b&gt;Palazzo Galasso&lt;/b&gt; (15) e &lt;b&gt;Palazzo Saracini Cresseri&lt;/b&gt; (16), sede del museo della Società Alpinisti Tridentini. Da Via Manci, percorrendo sulla destra la Galleria dei Partigiani, con una breve deviazione si può raggiungere lo &lt;b&gt;Spazio Archeologico del Sas&lt;/b&gt; (17), un'area di 1700 mq di città romana. Ritornando su Via Manci, al successivo incrocio, detto il Cantone, si piega a sinistra percorrendo Via del Suffragio per scoprire una serie di caratteristici portici e case storiche. Si giunge così alla medievale &lt;b&gt;Torre Verde&lt;/b&gt; (18). Proseguendo a destra per l'ultimo tratto di Via Clesio, si costeggia la cinta bastionata del &lt;b&gt;Castello del Buonconsiglio&lt;/b&gt; (19), attuale sede del &lt;b&gt;Museo del Buonconsiglio&lt;/b&gt; (20) che ospita mostre prestigiose e capolavori della pittura cavalleresca come il famoso "Ciclo dei mesi" situato all'interno di Torre dell'Aquila.&lt;/p&gt;</text:p>
          </table:table-cell>
          <table:table-cell table:style-name="ce10" office:value-type="string">
            <text:p><text:span text:style-name="T1">Bei diesem </text:span><text:span text:style-name="T1">kurzen </text:span><text:span text:style-name="T1">Spaziergang, der </text:span><text:span text:style-name="T1">dem ehemaligen </text:span><text:span text:style-name="T1">Pendelweg der </text:span><text:span text:style-name="T1">Fürstbischöfe </text:span><text:span text:style-name="T1">zwischen Dom </text:span><text:span text:style-name="T1">und Schloss folgt, </text:span><text:span text:style-name="T1">entdeckt man den </text:span><text:span text:style-name="T1">Stadtkern von </text:span><text:span text:style-name="T1">Trient. </text:span><text:span text:style-name="T1">Ausgangspunkt </text:span><text:span text:style-name="T1">ist der große </text:span><text:span text:style-name="T1">Domplatz (1). </text:span><text:span text:style-name="T1">Dieses </text:span><text:span text:style-name="T1">Schmuckstück </text:span><text:span text:style-name="T1">monumentaler </text:span><text:span text:style-name="T1">Harmonie ist der </text:span><text:span text:style-name="T1">feine Salon der </text:span><text:span text:style-name="T1">Stadt. In seiner </text:span><text:span text:style-name="T1">Mitte steht der </text:span><text:span text:style-name="T1">Neptunbrunnen </text:span><text:span text:style-name="T1">(2), und diesem </text:span><text:span text:style-name="T1">zugewandt sind </text:span><text:span text:style-name="T1">der </text:span><text:span text:style-name="T2">Torre Civica</text:span><text:span text:style-name="T1"> </text:span><text:span text:style-name="T1">[Bürgerturm] und </text:span><text:span text:style-name="T1">der </text:span><text:span text:style-name="T2">Palazzo </text:span><text:span text:style-name="T2">Pretorio</text:span><text:span text:style-name="T1"> (3), der </text:span><text:span text:style-name="T1">ehemalige </text:span><text:span text:style-name="T1">prätorische </text:span><text:span text:style-name="T1">Palast, der nun </text:span><text:span text:style-name="T1">Sitz des </text:span><text:span text:style-name="T1">Tridentinischen </text:span><text:span text:style-name="T1">Diözesanmuseum</text:span><text:span text:style-name="T1">s (4) ist. Im </text:span><text:span text:style-name="T1">Untergeschoss </text:span><text:span text:style-name="T1">des Museums </text:span><text:span text:style-name="T1">sind Überreste </text:span><text:span text:style-name="T1">des </text:span><text:span text:style-name="T1">monumentalen </text:span><text:span text:style-name="T1">Eingangstors zur </text:span><text:span text:style-name="T1">römischen Stadt </text:span><text:span text:style-name="T2">Tridentinum </text:span><text:span text:style-name="T1">erhalten, </text:span><text:span text:style-name="T2">Porta </text:span><text:span text:style-name="T2">Veronensis</text:span><text:span text:style-name="T1"> (5) </text:span><text:span text:style-name="T1">genannt. Die </text:span><text:span text:style-name="T1">Nordfassade des </text:span><text:span text:style-name="T1">Vigiliusdoms </text:span><text:span text:style-name="T1">[</text:span><text:span text:style-name="T2">Cattedrale di San </text:span><text:span text:style-name="T2">Vigilio</text:span><text:span text:style-name="T1">] (6) ist </text:span><text:span text:style-name="T1">ebenfalls dem </text:span><text:span text:style-name="T1">Platz zugewandt. </text:span><text:span text:style-name="T1">In der Kathedrale </text:span><text:span text:style-name="T1">sind Ruinen der </text:span><text:span text:style-name="T1">Basilika, d.  h. der </text:span><text:span text:style-name="T1">frühchristlichen </text:span><text:span text:style-name="T1">Kirche (7), </text:span><text:span text:style-name="T1">erhalten, in der </text:span><text:span text:style-name="T1">der hl. Vigilius, </text:span><text:span text:style-name="T1">Bischof von </text:span><text:span text:style-name="T1">Trient, begraben </text:span><text:span text:style-name="T1">wurde. Auf der </text:span><text:span text:style-name="T1">gegenüberliegend</text:span><text:span text:style-name="T1">en Seite des </text:span><text:span text:style-name="T1">Platzes steht eine </text:span><text:span text:style-name="T1">Reihe bemalter </text:span><text:span text:style-name="T1">Gebäude: </text:span><text:span text:style-name="T2">Casa </text:span><text:span text:style-name="T2">Cazuffi</text:span><text:span text:style-name="T1"> und </text:span><text:span text:style-name="T2">Casa </text:span><text:span text:style-name="T2">Rella</text:span><text:span text:style-name="T1"> (8) sowie </text:span><text:span text:style-name="T2">Palazzo Balduini</text:span><text:span text:style-name="T1"> </text:span><text:span text:style-name="T1">(9). An der Stelle, </text:span><text:span text:style-name="T1">wo die farbige </text:span><text:span text:style-name="T2">Via </text:span><text:span text:style-name="T2">Belenzani</text:span><text:span text:style-name="T1"> in den </text:span><text:span text:style-name="T1">Domplatz mündet </text:span><text:span text:style-name="T1">steht der </text:span><text:span text:style-name="T1">Adlerbrunnen </text:span><text:span text:style-name="T1">[</text:span><text:span text:style-name="T2">Fontana </text:span><text:span text:style-name="T2">dell'Aquila] </text:span><text:span text:style-name="T1">(10), </text:span><text:span text:style-name="T1">dessen </text:span><text:span text:style-name="T1">Entstehung mit </text:span><text:span text:style-name="T1">einer besonderen </text:span><text:span text:style-name="T1">Legende </text:span><text:span text:style-name="T1">verbunden wird. </text:span><text:span text:style-name="T1">Die </text:span><text:span text:style-name="T2">Via Belenzani</text:span><text:span text:style-name="T1"> </text:span><text:span text:style-name="T1">ist von </text:span><text:span text:style-name="T1">Luxuspalästen  <text:s/>– </text:span><text:span text:style-name="T1">wie z.  B. </text:span><text:span text:style-name="T2">Palazzo </text:span><text:span text:style-name="T2">Thun</text:span><text:span text:style-name="T1"> (11), dem </text:span><text:span text:style-name="T1">jetzigen Rathaus, </text:span><text:span text:style-name="T2">Palazzo Quetta </text:span><text:span text:style-name="T2">Alberti-Colico</text:span><text:span text:style-name="T1"> (12) </text:span><text:span text:style-name="T1">und </text:span><text:span text:style-name="T2">Palazzo </text:span><text:span text:style-name="T2">Geremia</text:span><text:span text:style-name="T1"> (13) – </text:span><text:span text:style-name="T1">gesäumt, deren </text:span><text:span text:style-name="T1">wunderschöne </text:span><text:span text:style-name="T1">Fassaden mit </text:span><text:span text:style-name="T1">Fresken verziert </text:span><text:span text:style-name="T1">sind. Wo die </text:span><text:span text:style-name="T2">Via </text:span><text:span text:style-name="T2">Belenzani </text:span><text:span text:style-name="T1">rechtwinklig in die </text:span><text:span text:style-name="T2">Via Roma</text:span><text:span text:style-name="T1"> </text:span><text:span text:style-name="T1">einmündet, steht </text:span><text:span text:style-name="T1">eine barocke </text:span><text:span text:style-name="T1">Kirche [</text:span><text:span text:style-name="T2">Chiesa di </text:span><text:span text:style-name="T2">San Francesco </text:span><text:span text:style-name="T2">Saverio</text:span><text:span text:style-name="T1">] (14). </text:span><text:span text:style-name="T1">Nachdem man </text:span><text:span text:style-name="T1">nach rechts in die </text:span><text:span text:style-name="T2">Via Manci </text:span><text:span text:style-name="T1">eingebogen ist, </text:span><text:span text:style-name="T1">kann man </text:span><text:span text:style-name="T1">zahlreiche </text:span><text:span text:style-name="T1">Adelspaläste </text:span><text:span text:style-name="T1">bewundern, </text:span><text:span text:style-name="T1">darunter </text:span><text:span text:style-name="T2">Palazzo </text:span><text:span text:style-name="T2">Galasso</text:span><text:span text:style-name="T1"> (15) und </text:span><text:span text:style-name="T2">Palazzo Saracini </text:span><text:span text:style-name="T2">Cresseri</text:span><text:span text:style-name="T1"> (16), Sitz </text:span><text:span text:style-name="T1">des Museums </text:span><text:span text:style-name="T1">des Vereins der </text:span><text:span text:style-name="T1">Tridentinischen </text:span><text:span text:style-name="T1">Bergsteiger </text:span><text:span text:style-name="T1">[</text:span><text:span text:style-name="T2">Società</text:span><text:span text:style-name="T1"> </text:span><text:span text:style-name="T2">Alpinisti </text:span><text:span text:style-name="T2">Tridentini</text:span><text:span text:style-name="T1">]</text:span><text:span text:style-name="T2">. </text:span><text:span text:style-name="T1">Wenn </text:span><text:span text:style-name="T1">man auf der </text:span><text:span text:style-name="T1">rechten Seite der </text:span><text:span text:style-name="T2">Via Manci </text:span><text:span text:style-name="T1">nach </text:span><text:span text:style-name="T1">rechts in die </text:span><text:span text:style-name="T2">Galleria dei </text:span><text:span text:style-name="T2">Partigiani</text:span><text:span text:style-name="T1"> </text:span><text:span text:style-name="T1">einbiegt, kann </text:span><text:span text:style-name="T1">man einen kurzen </text:span><text:span text:style-name="T1">Abstecher zum </text:span><text:span text:style-name="T2">Spazio </text:span><text:span text:style-name="T2">Archeologico del </text:span><text:span text:style-name="T2">Sas</text:span><text:span text:style-name="T1"> (17) machen, </text:span><text:span text:style-name="T1">einem 1700 m</text:span><text:span text:style-name="T3">2 </text:span><text:span text:style-name="T1">  </text:span><text:span text:style-name="T1">großen </text:span><text:span text:style-name="T1">unterirdischen </text:span><text:span text:style-name="T1">archäologischen </text:span><text:span text:style-name="T1">Gelände mit </text:span><text:span text:style-name="T1">Ruinen aus der </text:span><text:span text:style-name="T1">römischen Zeit </text:span><text:span text:style-name="T1">der Stadt. Zurück </text:span><text:span text:style-name="T1">in der </text:span><text:span text:style-name="T2">Via Manci</text:span><text:span text:style-name="T1"> </text:span><text:span text:style-name="T1">biegt man an der </text:span><text:span text:style-name="T1">nächsten </text:span><text:span text:style-name="T1">Kreuzung, </text:span><text:span text:style-name="T2">Cantone</text:span><text:span text:style-name="T1"> genannt, </text:span><text:span text:style-name="T1">nach links in die </text:span><text:span text:style-name="T2">Via del Suffragio </text:span><text:span text:style-name="T1">ein, in der man </text:span><text:span text:style-name="T1">eine Reihe </text:span><text:span text:style-name="T1">ortstypischer </text:span><text:span text:style-name="T1">Lauben und </text:span><text:span text:style-name="T1">historischer </text:span><text:span text:style-name="T1">Häuser </text:span><text:span text:style-name="T1">bewundern kann. </text:span><text:span text:style-name="T1">Bald ist auf der </text:span><text:span text:style-name="T1">linken Seite der </text:span><text:span text:style-name="T1">mittelalterliche </text:span><text:span text:style-name="T1">Grüne Turm </text:span><text:span text:style-name="T1">[</text:span><text:span text:style-name="T2">Torre Verde]</text:span><text:span text:style-name="T1"> (18) </text:span><text:span text:style-name="T1">zu sehen. Man </text:span><text:span text:style-name="T1">biegt dann nach </text:span><text:span text:style-name="T1">rechts in die </text:span><text:span text:style-name="T2">Via </text:span><text:span text:style-name="T2">Clesio</text:span><text:span text:style-name="T1"> ein und </text:span><text:span text:style-name="T1">verfolgt sie an der </text:span><text:span text:style-name="T1">befestigten </text:span><text:span text:style-name="T1">Ringmauer von </text:span><text:span text:style-name="T1">Schloss </text:span><text:span text:style-name="T1">Buonconsiglio </text:span><text:span text:style-name="T1">(19) entlang. Das </text:span><text:span text:style-name="T1">Schloss </text:span><text:span text:style-name="T1">beherbergt </text:span><text:span text:style-name="T1">heutzutage das </text:span><text:span text:style-name="T1">Buonconsiglio-</text:span><text:span text:style-name="T1">Museum [</text:span><text:span text:style-name="T2">Museo </text:span><text:span text:style-name="T2">del </text:span><text:span text:style-name="T2">Buonconsiglio</text:span><text:span text:style-name="T1">] </text:span><text:span text:style-name="T1">(20), das </text:span><text:span text:style-name="T1">namhafte </text:span><text:span text:style-name="T1">Ausstellungen </text:span><text:span text:style-name="T1">veranstaltet und </text:span><text:span text:style-name="T1">in dem man </text:span><text:span text:style-name="T1">Meisterwerke der </text:span><text:span text:style-name="T1">ritterlichen </text:span><text:span text:style-name="T1">Malerei, darunter </text:span><text:span text:style-name="T1">den berühmten </text:span><text:span text:style-name="T1">Zyklus der </text:span><text:span text:style-name="T1">Monate [</text:span><text:span text:style-name="T2">Ciclo dei </text:span><text:span text:style-name="T2">mesi</text:span><text:span text:style-name="T1">] im </text:span><text:span text:style-name="T1">Adlerturm [</text:span><text:span text:style-name="T2">Torre </text:span><text:span text:style-name="T2">dell'Aquila</text:span><text:span text:style-name="T1">], </text:span><text:span text:style-name="T1">bewundern kann.</text:span></text:p>
          </table:table-cell>
          <table:table-cell table:style-name="ce6" office:value-type="string">
            <text:p>&lt;p&gt;Discover the historical center with a pleasant walk which covers the traditional itinerary made by the prince bishops from the Cathedral to the Castle! The starting point is the great and elegant &lt;b&gt;Piazza Duomo &lt;/b&gt; (1), a precious treasure chest with the central &lt;b&gt;Neptun Fountain&lt;/b&gt; (2) and the adjoining &lt;b&gt;Torre Civica&lt;/b&gt; and &lt;b&gt;Palazzo Pretorio&lt;/b&gt; (3); this Palace not only hosts the &lt;b&gt;Trento Diocesan Museum&lt;/b&gt;(4), but it also cherishes in its own basement the ruins of &lt;b&gt;Porta Veronensis&lt;/b&gt; (5), which was one of the monumental entrance gates to the ancient Trento of the Roman age. In the nearby, you can also admire the &lt;b&gt;St. Vigilio Cathedral&lt;/b&gt; (6), with the ruins of the &lt;b&gt;Early Christian church&lt;/b&gt; (7), where the bishop Vigilio was buried. On the other side of the square, the frescoed facades of &lt;b&gt;Casa Cazuffi Rella&lt;/b&gt; (8) and &lt;b&gt;Casa Balduini&lt;/b&gt; (9) will draw your attention towards the coloured Via Belenzani. On the corner you can see &lt;b&gt;Fontana dell'Aquila&lt;/b&gt; (10) (Eagle Fountain), which takes the name from a peculiar legend. Walking through Via Belenzani, you can admire the frescoed facades of prestigious palaces such as &lt;b&gt;Palazzo Thun&lt;/b&gt; (11), the current seat of the Trento Municipality, &lt;b&gt;Palazzo Quetta Alberti Colico&lt;/b&gt; (12) and &lt;b&gt;Palazzo Geremia&lt;/b&gt; (13). A little further on, crossing Via Roma, there is the &lt;b&gt;Chiesa di San Francesco Saverio&lt;/b&gt; (14). Turning right to Via Manci, you can appreciate a number of nobiliar palaces, among which &lt;b&gt;Palazzo Galasso&lt;/b&gt; (15) and &lt;b&gt;Palazzo Saracini Cresseri&lt;/b&gt; (16), which hosts the SAT Museum about the Trentino mountaineering. <text:s/>With a slight change of course to Galleria dei Partigiani you will reach the &lt;b&gt;SASS underground Roman archeological area&lt;/b&gt; (17), which covers a surface of 1700 square meters. Going back to Via Manci, on the corner which is called “il cantone”, turn left to Via Suffragio and you will appreciate a typical portico and ancient houses. You will arrive then to the Medieval &lt;b&gt;Torre Verde&lt;/b&gt; (Green Tower) (18); turning right to the last section of Via Clesio you will reach the fortified walls of the &lt;b&gt;Buonconsiglio Castle&lt;/b&gt; (19), current seat of the &lt;b&gt;Buonconsiglio Museum&lt;/b&gt; (20), which hosts important exhibitions and displays masterpieces of the chivalric paintings such as the famous “Cycle of months” in Torre Aquila &lt;/p&gt;.</text:p>
          </table:table-cell>
          <table:table-cell table:style-name="ce12" office:value-type="string">
            <text:p>24/04/2014 02:00 AM +0100</text:p>
          </table:table-cell>
          <table:table-cell table:number-columns-repeated="1000"/>
        </table:table-row>
        <table:table-row table:style-name="ro2">
          <table:table-cell office:value-type="string">
            <text:p>Itinerary2</text:p>
          </table:table-cell>
          <table:table-cell office:value-type="string">
            <text:p>it</text:p>
          </table:table-cell>
          <table:table-cell office:value-type="string">
            <text:p>itinerari</text:p>
          </table:table-cell>
          <table:table-cell table:style-name="ce3" office:value-type="string">
            <text:p>LA CITTÀ MEDIOEVALE, RINASCIMENTALE E BAROCCA</text:p>
          </table:table-cell>
          <table:table-cell table:style-name="ce4" office:value-type="string">
            <text:p>DAS TRIENT DES MITTELALTERS, DER RENAISSANCE UND DES BAROCKS</text:p>
          </table:table-cell>
          <table:table-cell table:style-name="ce6" office:value-type="string">
            <text:p>TRENTO THROUGH THE MIDDLE AGES, RENAISSANCE AND BAROQUE PERIODS</text:p>
          </table:table-cell>
          <table:table-cell table:number-columns-repeated="3"/>
          <table:table-cell office:value-type="string">
            <text:p>piazza_duomo.jpg</text:p>
          </table:table-cell>
          <table:table-cell office:value-type="string">
            <text:p>cultura.36,cultura.28,cultura.29,cultura.37,cultura.20,cultura.38,cultura.66,cultura.67,cultura.30</text:p>
          </table:table-cell>
          <table:table-cell table:number-columns-repeated="3"/>
          <table:table-cell table:style-name="ce3" office:value-type="string">
            <text:p>Il percorso è totalmente pianeggiante. In tutte le vie interessate sono presenti parcheggi riservati alle persone con disabilità, ad eccezione del breve tratto di via Mazzini.</text:p>
          </table:table-cell>
          <table:table-cell table:style-name="ce10" office:value-type="string">
            <text:p><text:span text:style-name="T1">Der gesamte </text:span><text:span text:style-name="T1">Verlauf ist flach. </text:span><text:span text:style-name="T1">Abgesehen von </text:span><text:span text:style-name="T1">der kurzen </text:span><text:span text:style-name="T1">Strecke entlang </text:span><text:span text:style-name="T1">der </text:span><text:span text:style-name="T2">Via Mazzini </text:span><text:span text:style-name="T1">verfügen alle </text:span><text:span text:style-name="T1">anderen </text:span><text:span text:style-name="T1">erwähnten </text:span><text:span text:style-name="T1">Straßen über </text:span><text:span text:style-name="T1">gekennzeichnete </text:span><text:span text:style-name="T1">Parkplätze für </text:span><text:span text:style-name="T1">Behinderte.</text:span></text:p>
          </table:table-cell>
          <table:table-cell table:style-name="ce6" office:value-type="string">
            <text:p>The itinerary is entirely flat. In all the streets involved, except for a portion in Via Mazzini, there are parking lots for disabled drivers.</text:p>
          </table:table-cell>
          <table:table-cell table:style-name="ce3" office:value-type="string">
            <text:p>&lt;p&gt;Dalla centrale Piazza Duomo si aggira la Torre Civica e il Palazzo Pretorio, fino ad arrivare a &lt;b&gt;Palazzo Calepini&lt;/b&gt; (1), il cui fronte su Via Calepina conserva l'assetto tardo-rinascimentale. Proseguendo su Via Calepina si incontra &lt;b&gt;Palazzo Sardagna&lt;/b&gt; (2), considerato uno dei più insigni edifici civili della città, dotato di elegante portale barocco. A <text:s/>distanza di pochi passi sorge il cinquecentesco &lt;b&gt;Palazzo Roccabruna&lt;/b&gt; (3), dove si propongono degustazioni dei vini e del patrimonio agroalimentare del Trentino. Continuando su Via Santa Trinità si possono ammirare &lt;b&gt;la Torre Arcidiaconale o del Massarelli&lt;/b&gt; (4), massiccia costruzione medievale che prende il nome da Angelo Massarelli, segretario del Concilio, che vi abitò per tutta la durata dei lavori. La via è chiusa a oriente dal prospetto della &lt;b&gt;Chiesa di Santa Trinità&lt;/b&gt; (5). Tornando indietro si giunge alla elegante Via Mazzini, sulla quale si affaccia &lt;b&gt;Palazzo Larcher Fogazzaro&lt;/b&gt; (6), uno dei più importanti edifici barocchi della città. Seguendo Via Mazzini si giunge in &lt;b&gt;Piazza Fiera&lt;/b&gt; (7), chiusa a nord dalle duecentesche &lt;b&gt;Mura Vanghiane&lt;/b&gt; (8) ed a ovest dal &lt;b&gt;Torrione Madruzziano&lt;/b&gt; (9), interamente costruito di conci di pietra rossa di Trento e sormontato da una lanterna ottagonale.&lt;/p&gt;</text:p>
          </table:table-cell>
          <table:table-cell table:style-name="ce10" office:value-type="string">
            <text:p><text:span text:style-name="T1">Vom zentral </text:span><text:span text:style-name="T1">gelegenen </text:span><text:span text:style-name="T1">Domplatz </text:span><text:span text:style-name="T1">startend, geht </text:span><text:span text:style-name="T1">man um den </text:span><text:span text:style-name="T1">Bürgerturm [</text:span><text:span text:style-name="T2">Torre </text:span><text:span text:style-name="T2">Civica</text:span><text:span text:style-name="T1">] und den </text:span><text:span text:style-name="T1">prätorischen </text:span><text:span text:style-name="T1">Palast </text:span><text:span text:style-name="T2">[Palazzo </text:span><text:span text:style-name="T2">Pretorio</text:span><text:span text:style-name="T1">], um </text:span><text:span text:style-name="T2">Palazzo Calepini</text:span><text:span text:style-name="T1"> </text:span><text:span text:style-name="T1">(1) zu erreichen. </text:span><text:span text:style-name="T1">Seine der </text:span><text:span text:style-name="T2">Via </text:span><text:span text:style-name="T2">Calepina</text:span><text:span text:style-name="T1"> </text:span><text:span text:style-name="T1">zugewandte </text:span><text:span text:style-name="T1">Fassade hat ihre </text:span><text:span text:style-name="T1">spätrenaissancez</text:span><text:span text:style-name="T1">eitliche Struktur </text:span><text:span text:style-name="T1">beibehalten. Man </text:span><text:span text:style-name="T1">geht weiter </text:span><text:span text:style-name="T1">entlang der </text:span><text:span text:style-name="T2">Via </text:span><text:span text:style-name="T2">Calepina</text:span><text:span text:style-name="T1"> und </text:span><text:span text:style-name="T1">erreicht </text:span><text:span text:style-name="T2">Palazzo </text:span><text:span text:style-name="T2">Sardagna</text:span><text:span text:style-name="T1"> (2). </text:span><text:span text:style-name="T1">Dieser Palazzo, </text:span><text:span text:style-name="T1">der sich u.  a. </text:span><text:span text:style-name="T1">durch sein </text:span><text:span text:style-name="T1">elegantes </text:span><text:span text:style-name="T1">barockes Portal </text:span><text:span text:style-name="T1">auszeichnet, gilt </text:span><text:span text:style-name="T1">als eines der </text:span><text:span text:style-name="T1">ansehnlichsten </text:span><text:span text:style-name="T1">zivilen Bauwerke </text:span><text:span text:style-name="T1">der Stadt. Wenige </text:span><text:span text:style-name="T1">Schritte davon </text:span><text:span text:style-name="T1">entfernt steht </text:span><text:span text:style-name="T2">Palazzo </text:span><text:span text:style-name="T2">Roccabruna </text:span><text:span text:style-name="T1">(3), </text:span><text:span text:style-name="T1">ein aus dem 16.  </text:span><text:span text:style-name="T1">Jh. stammender </text:span><text:span text:style-name="T1">Palast, in dem </text:span><text:span text:style-name="T1">Verkostungen der </text:span><text:span text:style-name="T1">Weine und der </text:span><text:span text:style-name="T1">anderen </text:span><text:span text:style-name="T1">landwirtschaftlich</text:span><text:span text:style-name="T1">en Erzeugnisse </text:span><text:span text:style-name="T1">des Trentino </text:span><text:span text:style-name="T1">angeboten </text:span><text:span text:style-name="T1">werden. Weiter </text:span><text:span text:style-name="T1">geht es entlang </text:span><text:span text:style-name="T1">der </text:span><text:span text:style-name="T2">Via Santa </text:span><text:span text:style-name="T2">Trinità. </text:span><text:span text:style-name="T1">Bald </text:span><text:span text:style-name="T1">erreicht man </text:span><text:span text:style-name="T1">einen wuchtigen </text:span><text:span text:style-name="T1">mittelalterlichen </text:span><text:span text:style-name="T1">Turm, </text:span><text:span text:style-name="T2">Torre </text:span><text:span text:style-name="T2">Arcidiaconale</text:span><text:span text:style-name="T1"> </text:span><text:span text:style-name="T1">[erzdiakonaler </text:span><text:span text:style-name="T1">Turm] oder auch </text:span><text:span text:style-name="T2">Torre del </text:span><text:span text:style-name="T2">Massarelli </text:span><text:span text:style-name="T1">genannt (4), und </text:span><text:span text:style-name="T1">zwar nach dem </text:span><text:span text:style-name="T1">Sekretär des </text:span><text:span text:style-name="T1">Konzils von Trient </text:span><text:span text:style-name="T1">Angelo </text:span><text:span text:style-name="T1">Massarelli, der </text:span><text:span text:style-name="T1">während der </text:span><text:span text:style-name="T1">ganzen Dauer </text:span><text:span text:style-name="T1">des Konzils im </text:span><text:span text:style-name="T1">Turm wohnte. Am </text:span><text:span text:style-name="T1">östlichen Ende </text:span><text:span text:style-name="T1">der Straße steht </text:span><text:span text:style-name="T1">die Heilige-</text:span><text:span text:style-name="T1">Dreifaltigkeits-</text:span><text:span text:style-name="T1">Kirche [</text:span><text:span text:style-name="T2">Chiesa di </text:span><text:span text:style-name="T2">Santa</text:span><text:span text:style-name="T1"> </text:span><text:span text:style-name="T2">Trinità</text:span><text:span text:style-name="T1">] (5). </text:span><text:span text:style-name="T1">Man kehrt um </text:span><text:span text:style-name="T1">und geht die </text:span><text:span text:style-name="T2">Via </text:span><text:span text:style-name="T2">Santa Trinità</text:span><text:span text:style-name="T1"> </text:span><text:span text:style-name="T1">zurück, bis man </text:span><text:span text:style-name="T1">die Kreuzung mit </text:span><text:span text:style-name="T1">der eleganten </text:span><text:span text:style-name="T2">Via </text:span><text:span text:style-name="T2">Mazzini</text:span><text:span text:style-name="T1"> erreicht. </text:span><text:span text:style-name="T1">Hier kann man </text:span><text:span text:style-name="T1">die der </text:span><text:span text:style-name="T2">Via </text:span><text:span text:style-name="T2">Mazzini </text:span><text:span text:style-name="T1">zugewandte </text:span><text:span text:style-name="T1">Fassade des </text:span><text:span text:style-name="T2">Palazzo Larcher </text:span><text:span text:style-name="T2">Fogazzaro</text:span><text:span text:style-name="T1"> (6) </text:span><text:span text:style-name="T1">bewundern, eines </text:span><text:span text:style-name="T1">der </text:span><text:span text:style-name="T1">bedeutendsten </text:span><text:span text:style-name="T1">Barockbauten der </text:span><text:span text:style-name="T1">Stadt. Der </text:span><text:span text:style-name="T2">Via </text:span><text:span text:style-name="T2">Mazzini</text:span><text:span text:style-name="T1"> folgend, </text:span><text:span text:style-name="T1">erreicht man </text:span><text:span text:style-name="T2">Piazza Fiera</text:span><text:span text:style-name="T1"> (7), </text:span><text:span text:style-name="T1">den Marktplatz, </text:span><text:span text:style-name="T1">der im Norden </text:span><text:span text:style-name="T1">von einem Teil </text:span><text:span text:style-name="T1">der aus dem 13.  </text:span><text:span text:style-name="T1">Jh. stammenden </text:span><text:span text:style-name="T1">Wangener </text:span><text:span text:style-name="T1">Stadtmauer [</text:span><text:span text:style-name="T2">Mura </text:span><text:span text:style-name="T2">Vanghiane</text:span><text:span text:style-name="T1">] (8) </text:span><text:span text:style-name="T1">und im Westen </text:span><text:span text:style-name="T1">von einem </text:span><text:span text:style-name="T1">mächtigen Turm </text:span><text:span text:style-name="T1">begrenzt wird. </text:span><text:span text:style-name="T1">Dieser Turm </text:span><text:span text:style-name="T2">[Torrione </text:span><text:span text:style-name="T2">Madruzziano</text:span><text:span text:style-name="T1">] (9), </text:span><text:span text:style-name="T1">der von einer </text:span><text:span text:style-name="T1">achtseitigen </text:span><text:span text:style-name="T1">Laterne gekrönt </text:span><text:span text:style-name="T1">ist, wurde </text:span><text:span text:style-name="T1">ausschließlich </text:span><text:span text:style-name="T1">aus roten </text:span><text:span text:style-name="T1">Werksteinen </text:span><text:span text:style-name="T1">[</text:span><text:span text:style-name="T2">conci di pietra </text:span><text:span text:style-name="T2">rossa di Trento</text:span><text:span text:style-name="T1">] </text:span><text:span text:style-name="T1">gebaut.</text:span></text:p>
          </table:table-cell>
          <table:table-cell table:style-name="ce6" office:value-type="string">
            <text:p>&lt;p&gt;From the central Piazza Duomo, walking around Torre Civica and Palazzo Pretorio, you will reach &lt;b&gt;Palazzo Calepini&lt;/b&gt; (1); its facade overlooks Via Calepina and maintains a late-renaissance style. Further on, you can admire &lt;b&gt;Palazzo Sardagna&lt;/b&gt; (2), which is considered one of the greatest palaces of the town also thanks to its elegant baroque portal. In the nearby there is the &lt;b&gt;Palazzo Roccabruna&lt;/b&gt; (3): it dates back to the XVI century and promotes wine and local products tasting events. Further on, in via Santa Trinità, you can admire the &lt;b&gt;Massarelli Tower&lt;/b&gt; (or Torre Arcidiaconale) (4): it is a massive medieval building which takes the name from Angelo Massarelli, who lived here during the Council of Trento sessions, where he served as a secretary.&lt;/p&gt;&lt;p&gt;The street is closed from the eastern side by the &lt;b&gt;Chiesa di Santa Trinità&lt;/b&gt; (5) facade. Going back you will reach the elegant Via Mazzini, which is overlooked by &lt;b&gt;Palazzo Larcher Fogazzaro&lt;/b&gt; (6), one of the most important baroque palaces in the town. Walking along Via Mazzini you will finally arrive in &lt;b&gt;Piazza Fiera&lt;/b&gt; (7), where in the XIII century the prince bishop Federico Vanga wanted the walls (&lt;b&gt;mura wanghiane&lt;/b&gt;) (8) that still delimitate the square on the northern side. On the western side, the &lt;b&gt;Torrione Madruzziano&lt;/b&gt;(9) stands: it is entirely built with the local red stone and on the top you can see an octagonal lantern.&lt;/p&gt;</text:p>
          </table:table-cell>
          <table:table-cell table:style-name="ce12" office:value-type="string">
            <text:p>24/04/2014 02:00 AM +0100</text:p>
          </table:table-cell>
          <table:table-cell table:number-columns-repeated="1000"/>
        </table:table-row>
        <table:table-row table:style-name="ro2">
          <table:table-cell office:value-type="string">
            <text:p>Itinerary3</text:p>
          </table:table-cell>
          <table:table-cell office:value-type="string">
            <text:p>it</text:p>
          </table:table-cell>
          <table:table-cell office:value-type="string">
            <text:p>itinerari</text:p>
          </table:table-cell>
          <table:table-cell table:style-name="ce3" office:value-type="string">
            <text:p>LA CITTÀ CONTEMPORANEA</text:p>
          </table:table-cell>
          <table:table-cell table:style-name="ce4" office:value-type="string">
            <text:p>DAS TRIENT VON HEUTE</text:p>
          </table:table-cell>
          <table:table-cell table:style-name="ce6" office:value-type="string">
            <text:p>THE CONTEMPORARY TOWN</text:p>
          </table:table-cell>
          <table:table-cell table:style-name="ce3" office:value-type="string">
            <text:p>Dal Duomo al Muse</text:p>
          </table:table-cell>
          <table:table-cell table:style-name="ce4" office:value-type="string">
            <text:p>Vom Dom zum „MUSE“</text:p>
          </table:table-cell>
          <table:table-cell table:style-name="ce6" office:value-type="string">
            <text:p>From the Cathedral to the Muse area</text:p>
          </table:table-cell>
          <table:table-cell office:value-type="string">
            <text:p>muse-vista-aerea-nordovest.jpg</text:p>
          </table:table-cell>
          <table:table-cell office:value-type="string">
            <text:p>cultura.55,cultura.56,cultura.57,cultura.59,cultura.58,cultura.70,cultura.71,cultura.31,cultura.72</text:p>
          </table:table-cell>
          <table:table-cell table:number-columns-repeated="3"/>
          <table:table-cell table:style-name="ce3" office:value-type="string">
            <text:p>Ad eccezione del sottopassaggio di via Verdi, lungo 150 metri con pendenze che vanno dal 7% al 9% tutto il tratto è percorribile e non presenta particolari difficoltà. In tutte le vie sono presenti parcheggi riservati alle persone con disabilità.</text:p>
          </table:table-cell>
          <table:table-cell table:style-name="ce10" office:value-type="string">
            <text:p><text:span text:style-name="T1">Abgesehen von </text:span><text:span text:style-name="T1">der Unterführung </text:span><text:span text:style-name="T1">in der </text:span><text:span text:style-name="T2">Via Verdi,</text:span><text:span text:style-name="T1"> </text:span><text:span text:style-name="T1">die 150 Meter </text:span><text:span text:style-name="T1">lang ist und </text:span><text:span text:style-name="T1">Steigungen von </text:span><text:span text:style-name="T1">7% bis 9% </text:span><text:span text:style-name="T1">aufweist, ist die </text:span><text:span text:style-name="T1">Strecke mit ohne </text:span><text:span text:style-name="T1">besondere </text:span><text:span text:style-name="T1">Schwierigkeit </text:span><text:span text:style-name="T1">befahrbar. Alle </text:span><text:span text:style-name="T1">erwähnten </text:span><text:span text:style-name="T1">Straßen verfügen </text:span><text:span text:style-name="T1">über </text:span><text:span text:style-name="T1">gekennzeichnete </text:span><text:span text:style-name="T1">Parkplätze für </text:span><text:span text:style-name="T1">Behinderten.</text:span></text:p>
          </table:table-cell>
          <table:table-cell table:style-name="ce6" office:value-type="string">
            <text:p>Except for the subway in via Verdi, which is 150 meters long with a slope from 7% to 9%, the itinerary can be covered without significant difficulties. In all the streets involved, parking slots for disabled people are available.</text:p>
          </table:table-cell>
          <table:table-cell table:style-name="ce3" office:value-type="string">
            <text:p>&lt;p&gt;Il percorso ha inizio in Via Verdi, la cui costruzione è frutto di un intervento urbanistico che a fine Ottocento cambiò il volto alla città. L'intervento fu ispirato ai principi estetici ed ideali del tempo, legati alla modernità e all'efficienza. Per far spazio al nuovo asse viario vennero abbattute le case che sorgevano davanti al sagrato del Duomo, aprendo una lunga direttrice che arrivava al fiume. La via doveva diventare il simbolo stesso della modernità, per questo lungo il suo asse vennero costruiti numerosi edifici legati alla cultura, all'istruzione e al lavoro, ad indicare i valori fondamentali che avrebbero condotto Trento verso il futuro: la sede della &lt;b&gt;Società Filarmonica&lt;/b&gt; (1), in stile neo-rinascimentale, il la &lt;b&gt;Palazzo degli Studi &lt;/b&gt; (2), prima scuola elementare pubblica della città, divenuto poi storica sede della prestigiosa Facoltà di Sociologia, e una segheria industriale, dove oggi ha sede la la &lt;b&gt;Facoltà di Giurisprudenza&lt;/b&gt; (3). Proseguendo lungo Via Verdi si incontra il Palazzo dell'Agricolutra, oggi sede della la &lt;b&gt;Facoltà di Economia&lt;/b&gt; (4), e il &lt;b&gt;Molino Vittoria&lt;/b&gt; (5), inizialmente adibito alla lavorazione dei cereali, nei suoi locali oggi si trova la biblioteca universitaria. \nDa allora la città ha continuato il suo percorso di evoluzione urbanistica, permettendo ai grandi architetti del nostro tempo di realizzare importanti e avvenieristici progetti. Con una breve deviazione da Via Verdi si imbocca Via Tommaso Gar, <text:s/>in cui è stata realizzata la nuova sede della &lt;b&gt;Facoltà di Lettere e Filosofia&lt;/b&gt; (6). Tornando verso Via Verdi, superato il sottopassaggio, nell'area attualmente destinata a parcheggio, sorgerà la nuova &lt;b&gt;Biblioteca universitaria&lt;/b&gt; (7) progettata da Mario Botta. Proseguendo su Via da Sanseverino, in direzione sud, si raggiunge il &lt;b&gt;Palazzo delle Albere&lt;/b&gt; (8), splendida residenza costruita per il casato dei Madruzzo, che ospita il Museo di Arte Moderna e Contemporanea. Nelle immediate vicinanze del palazzo è stata realizzata un'area residenziale e commerciale ad elevata qualità urbana, con un'attenzione particolare alla sostenibilità ambientale e all'efficienza energetica. L'area, progettata da Renzo Piano, <text:s/>ha come punto focale il nuovo Museo delle Scienze di Trento, il &lt;b&gt;MUSE&lt;/b&gt; (9).&lt;/p&gt;</text:p>
          </table:table-cell>
          <table:table-cell table:style-name="ce10" office:value-type="string">
            <text:p><text:span text:style-name="T1">Ausgangspunkt </text:span><text:span text:style-name="T1">ist die </text:span><text:span text:style-name="T2">Via Verdi,</text:span><text:span text:style-name="T1"> </text:span><text:span text:style-name="T1">deren Bau am </text:span><text:span text:style-name="T1">Ende des 19. </text:span><text:span text:style-name="T1">Jh.s das Stadtbild </text:span><text:span text:style-name="T1">veränderte. Diese </text:span><text:span text:style-name="T1">städtebauliche </text:span><text:span text:style-name="T1">Maßnahme  <text:s/></text:span><text:span text:style-name="T1">wurde von den </text:span><text:span text:style-name="T1">damaligen </text:span><text:span text:style-name="T1">ästhetischen </text:span><text:span text:style-name="T1">Grundsätzen und </text:span><text:span text:style-name="T1">Idealen inspiriert, </text:span><text:span text:style-name="T1">die von </text:span><text:span text:style-name="T1">Modernität und </text:span><text:span text:style-name="T1">Effizienz geprägt </text:span><text:span text:style-name="T1">waren. Um Platz </text:span><text:span text:style-name="T1">für die neue </text:span><text:span text:style-name="T1">Straße zu </text:span><text:span text:style-name="T1">schaffen, wurden </text:span><text:span text:style-name="T1">die an der </text:span><text:span text:style-name="T1">Westseite des </text:span><text:span text:style-name="T1">Domplatzes </text:span><text:span text:style-name="T1">stehenden </text:span><text:span text:style-name="T1">Häuser </text:span><text:span text:style-name="T1">abgerissen. </text:span><text:span text:style-name="T1">Dadurch entstand </text:span><text:span text:style-name="T1">ein direkter </text:span><text:span text:style-name="T1">Zugang zum </text:span><text:span text:style-name="T1">Fluss. Die neue </text:span><text:span text:style-name="T1">Straße war als </text:span><text:span text:style-name="T1">Symbol der </text:span><text:span text:style-name="T1">Modernität </text:span><text:span text:style-name="T1">gemeint. Daher </text:span><text:span text:style-name="T1">wurden entlang </text:span><text:span text:style-name="T1">ihres Verlaufs </text:span><text:span text:style-name="T1">zahlreiche </text:span><text:span text:style-name="T1">Gebäude </text:span><text:span text:style-name="T1">errichtet, deren </text:span><text:span text:style-name="T1">Zweckbestimmun</text:span><text:span text:style-name="T1">g in </text:span><text:span text:style-name="T1">Zusammenhang </text:span><text:span text:style-name="T1">mit Kultur, </text:span><text:span text:style-name="T1">Bildung oder </text:span><text:span text:style-name="T1">Arbeit steht. </text:span><text:span text:style-name="T1">Damit sollte auf </text:span><text:span text:style-name="T1">die Grundwerte </text:span><text:span text:style-name="T1">für die Zukunft </text:span><text:span text:style-name="T1">der Stadt </text:span><text:span text:style-name="T1">hingewiesen </text:span><text:span text:style-name="T1">werden. In dieser </text:span><text:span text:style-name="T1">Straße nahmen </text:span><text:span text:style-name="T1">die </text:span><text:span text:style-name="T2">Società </text:span><text:span text:style-name="T2">Filarmonica </text:span><text:span text:style-name="T1">[Philharmonische </text:span><text:span text:style-name="T1">Gesellschaft] im </text:span><text:span text:style-name="T1">Neorenaissance-</text:span><text:span text:style-name="T1">Stil, die älteste </text:span><text:span text:style-name="T1">öffentliche </text:span><text:span text:style-name="T1">Grundschule der </text:span><text:span text:style-name="T1">Stadt sowie ein </text:span><text:span text:style-name="T1">industrielles </text:span><text:span text:style-name="T1">Sägewerk ihren </text:span><text:span text:style-name="T1">Sitz: die erste in </text:span><text:span text:style-name="T1">einem </text:span><text:span text:style-name="T1">Neorenaissance-</text:span><text:span text:style-name="T1">Gebäude (1); die </text:span><text:span text:style-name="T1">zweite im </text:span><text:span text:style-name="T2">Palazzo </text:span><text:span text:style-name="T2">degli Studi</text:span><text:span text:style-name="T1"> (2), </text:span><text:span text:style-name="T1">der später zum </text:span><text:span text:style-name="T1">Sitz der </text:span><text:span text:style-name="T1">renommierten </text:span><text:span text:style-name="T1">soziologischen </text:span><text:span text:style-name="T1">Fakultät wurde; </text:span><text:span text:style-name="T1">das Sägewerk im </text:span><text:span text:style-name="T1">Gebäude, das </text:span><text:span text:style-name="T1">jetzt die </text:span><text:span text:style-name="T1">Jurafakultät (3) </text:span><text:span text:style-name="T1">beherbergt. Der </text:span><text:span text:style-name="T2">Via Verdi </text:span><text:span text:style-name="T1">weiterfolgend, </text:span><text:span text:style-name="T1">erreicht man den </text:span><text:span text:style-name="T2">Palazzo </text:span><text:span text:style-name="T2">dell'Agricoltura </text:span><text:span text:style-name="T1">[Palast der </text:span><text:span text:style-name="T1">Landwirtschaft], </text:span><text:span text:style-name="T1">heute Sitz der </text:span><text:span text:style-name="T1">Wirtschaftsfakultä</text:span><text:span text:style-name="T1">t (4), und eine </text:span><text:span text:style-name="T1">ehemalige </text:span><text:span text:style-name="T1">Getreidemühle </text:span><text:span text:style-name="T1">[</text:span><text:span text:style-name="T2">Molino Vittoria</text:span><text:span text:style-name="T1">] </text:span><text:span text:style-name="T1">(5), heute Sitz der </text:span><text:span text:style-name="T1">Universitätsbibliot</text:span><text:span text:style-name="T1">hek. Im Laufe der </text:span><text:span text:style-name="T1">folgenden </text:span><text:span text:style-name="T1">städtebaulichen </text:span><text:span text:style-name="T1">Entwicklungen </text:span><text:span text:style-name="T1">haben namhafte </text:span><text:span text:style-name="T1">zeitgenössische </text:span><text:span text:style-name="T1">Architekten </text:span><text:span text:style-name="T1">bedeutende </text:span><text:span text:style-name="T1">sowie </text:span><text:span text:style-name="T1">futuristische </text:span><text:span text:style-name="T1">Projekte in Trient </text:span><text:span text:style-name="T1">realisieren </text:span><text:span text:style-name="T1">können. Mit </text:span><text:span text:style-name="T1">einem kurzen </text:span><text:span text:style-name="T1">Abstecher in die </text:span><text:span text:style-name="T2">Via Tommaso </text:span><text:span text:style-name="T2">Gar</text:span><text:span text:style-name="T1"> kann man z.  </text:span><text:span text:style-name="T1">B. den neuen Sitz </text:span><text:span text:style-name="T1">der Fakultät für </text:span><text:span text:style-name="T1">Literatur und </text:span><text:span text:style-name="T1">Philosophie (6) </text:span><text:span text:style-name="T1">bewundern. Der </text:span><text:span text:style-name="T2">Via Verdi</text:span><text:span text:style-name="T1"> </text:span><text:span text:style-name="T1">weiterfolgend, </text:span><text:span text:style-name="T1">erreicht man nach </text:span><text:span text:style-name="T1">einer </text:span><text:span text:style-name="T1">Unterführung </text:span><text:span text:style-name="T1">einen Parkplatz, </text:span><text:span text:style-name="T1">auf dem die neue, </text:span><text:span text:style-name="T1">von Mario Botta </text:span><text:span text:style-name="T1">entworfene </text:span><text:span text:style-name="T1">Universitätsbibliot</text:span><text:span text:style-name="T1">hek (7) entstehen </text:span><text:span text:style-name="T1">wird. Die </text:span><text:span text:style-name="T2">Via da </text:span><text:span text:style-name="T2">Sanseverino</text:span><text:span text:style-name="T1"> in </text:span><text:span text:style-name="T1">Richtung Süden </text:span><text:span text:style-name="T1">einschlagend, </text:span><text:span text:style-name="T1">erreicht man den </text:span><text:span text:style-name="T1">prächtigen </text:span><text:span text:style-name="T2">Palazzo delle </text:span><text:span text:style-name="T2">Albere</text:span><text:span text:style-name="T1"> (8), den </text:span><text:span text:style-name="T1">ehemaligen </text:span><text:span text:style-name="T1">Herrensitz des </text:span><text:span text:style-name="T1">Geschlechts </text:span><text:span text:style-name="T1">Madruzzo, der </text:span><text:span text:style-name="T1">heute das </text:span><text:span text:style-name="T1">Museum für </text:span><text:span text:style-name="T1">Moderne und </text:span><text:span text:style-name="T1">Zeitgenössische </text:span><text:span text:style-name="T1">Kunst </text:span><text:span text:style-name="T2">[Museo di </text:span><text:span text:style-name="T2">Arte Moderna e </text:span><text:span text:style-name="T2">Contemporanea]</text:span><text:span text:style-name="T1"> </text:span><text:span text:style-name="T1">beherbergt. In </text:span><text:span text:style-name="T1">unmittelbarer </text:span><text:span text:style-name="T1">Nähe des </text:span><text:span text:style-name="T1">Palazzo ist eine </text:span><text:span text:style-name="T1">neue erstklassige </text:span><text:span text:style-name="T1">Wohn- und </text:span><text:span text:style-name="T1">Geschäftsgegend </text:span><text:span text:style-name="T1">mit besonderer </text:span><text:span text:style-name="T1">Rücksichtnahme </text:span><text:span text:style-name="T1">auf Nachhaltigkeit </text:span><text:span text:style-name="T1">und </text:span><text:span text:style-name="T1">Energieeffizienz </text:span><text:span text:style-name="T1">gebaut worden. </text:span><text:span text:style-name="T1">Im Mittelpunkt </text:span><text:span text:style-name="T1">des von Renzo </text:span><text:span text:style-name="T1">Piano </text:span><text:span text:style-name="T1">entworfenen </text:span><text:span text:style-name="T1">Areals steht das </text:span><text:span text:style-name="T1">neue Trienter </text:span><text:span text:style-name="T1">Museum der </text:span><text:span text:style-name="T1">Wissenschaften </text:span><text:span text:style-name="T1">[</text:span><text:span text:style-name="T2">Museo delle </text:span><text:span text:style-name="T2">Scienze di </text:span><text:span text:style-name="T2">Trento, MUSE</text:span><text:span text:style-name="T1">] </text:span><text:span text:style-name="T1">(9).</text:span></text:p>
          </table:table-cell>
          <table:table-cell table:style-name="ce11" office:value-type="string">
            <text:p><text:span text:style-name="T4">&lt;p&gt;</text:span>The itinerary starts in Via Verdi, which was created at the end of XIX century; in this period a new city plan gave a new look to Trento according to the modern ideas of modernity and efficiency. In order to gain some space opening a new long way towards the Adige river, the houses that used to stand next to the cathedral were demolished. As a symbol of modernity, along this way a number of buildings related to culture, instruction and work <text:s/>were built: among them, the seat of the <text:span text:style-name="T4">&lt;b&gt;</text:span>Società Filarmonica<text:span text:style-name="T4">&lt;/b&gt; </text:span>(Philarmonic Palace) (1), in a late-Renaissance style, the <text:span text:style-name="T4">&lt;b&gt;</text:span>Palazzo degli Studi<text:span text:style-name="T4">&lt;/b&gt; (2)</text:span>, which was born as the first public Primary School in Trento and later on hosted the prestigious Department of Sociology , and the industrial sawmill, that is the current seat of the <text:span text:style-name="T4">&lt;b&gt;</text:span>Department of Law<text:span text:style-name="T4">&lt;/b&gt; (3)</text:span>. Further on, you will see the Palazzo dell'Agricoltura, hosting now the <text:span text:style-name="T4">&lt;b&gt;</text:span>Department of Economics<text:span text:style-name="T4">&lt;/b&gt; (4)</text:span>, and the <text:span text:style-name="T4">&lt;b&gt;</text:span>Molino Vittoria<text:span text:style-name="T4">&lt;/b&gt; (5)</text:span>, initially used for cereals processing and now as a university library. Hereafter, the process of urban evolution continued and allowed some important architects to realize great projects. With a slight change of course from Via Verdi you will see the new seat of the <text:span text:style-name="T4">&lt;b&gt;</text:span>Department of Liberal Arts<text:span text:style-name="T4">&lt;/b&gt;</text:span> (6) in Via Tommaso Gar. Coming back to Via Verdi, past the subway, the current parking area will see the construction of the new <text:span text:style-name="T4">&lt;b&gt;</text:span>University Library<text:span text:style-name="T4">&lt;/b&gt; (7)</text:span>, designed by Mario Botta. Walking further on, in Via da Sanseverino, you will reach the <text:span text:style-name="T4">&lt;b&gt;</text:span>Palazzo delle Albere<text:span text:style-name="T4">&lt;/b&gt; (8)</text:span>, impressive residence of the Madruzzo prince bishops, which now hosts the Museum of Modern and Contemporary Art. In the nearby, an area with houses and shops of high urban quality according to the standards of low environmental impact and high energy efficiency. The focus of this project, made by Renzo Piano, is the new Trento Museum of Science, the so-called <text:span text:style-name="T4">&lt;b&gt;</text:span>MUSE <text:span text:style-name="T4">&lt;/b&gt; </text:span>(9).<text:span text:style-name="T4">&lt;/p&gt;</text:span></text:p>
          </table:table-cell>
          <table:table-cell table:style-name="ce12" office:value-type="string">
            <text:p>24/04/2014 02:00 AM +0100</text:p>
          </table:table-cell>
          <table:table-cell table:number-columns-repeated="1000"/>
        </table:table-row>
        <table:table-row table:style-name="ro2">
          <table:table-cell office:value-type="string">
            <text:p>Itinerary4</text:p>
          </table:table-cell>
          <table:table-cell office:value-type="string">
            <text:p>it</text:p>
          </table:table-cell>
          <table:table-cell office:value-type="string">
            <text:p>itinerari</text:p>
          </table:table-cell>
          <table:table-cell table:style-name="ce3" office:value-type="string">
            <text:p>LE RIVE DELL'ADIGE E IL DOSS TRENTO</text:p>
          </table:table-cell>
          <table:table-cell table:style-name="ce4" office:value-type="string">
            <text:p>DIE ETSCHUFER UND DER DOSS TRENTO</text:p>
          </table:table-cell>
          <table:table-cell table:style-name="ce6" office:value-type="string">
            <text:p>THE ADIGE BANKS AND THE DOSS TRENTO</text:p>
          </table:table-cell>
          <table:table-cell table:style-name="ce3" office:value-type="string">
            <text:p>Da Santa Maria Maggiore al Mausoleo di Cesare Battisti</text:p>
          </table:table-cell>
          <table:table-cell table:style-name="ce4" office:value-type="string">
            <text:p>Von der Santa-Maria-Maggiore-Kirche zum Mausoleum von Cesare Battisti</text:p>
          </table:table-cell>
          <table:table-cell table:style-name="ce6" office:value-type="string">
            <text:p>From the Santa Maria Maggiore Church to the Cesare Battisti Mausoleum</text:p>
          </table:table-cell>
          <table:table-cell office:value-type="string">
            <text:p>doss_garcia_de_cont.jpg</text:p>
          </table:table-cell>
          <table:table-cell office:value-type="string">
            <text:p>cultura.16,cultura.35,cultura.14,cultura.15,cultura.6,cultura.5,cultura.68</text:p>
          </table:table-cell>
          <table:table-cell table:number-columns-repeated="3"/>
          <table:table-cell table:style-name="ce3" office:value-type="string">
            <text:p>Il percorso si sviluppa prevalentemente in salita, con pendenze variabili dal 7% al 18%. <text:s/>Pavimentazione in asfalto ad eccezione del parco. Per l'accesso al Parco Doss Trento si consiglia l'uso dell'automobile, previa autorizzazione al transito rilasciata dall'Ufficio Parchi e giardini del Comune di Trento (tel. 0461 884528). La linea dell'autobus urbano 2, ha una fermata abilitata al servizio disabili.</text:p>
          </table:table-cell>
          <table:table-cell table:style-name="ce10" office:value-type="string">
            <text:p><text:span text:style-name="T1">Auf diesem </text:span><text:span text:style-name="T1">Spaziergang geht </text:span><text:span text:style-name="T1">es vorwiegend </text:span><text:span text:style-name="T1">bergauf, und zwar </text:span><text:span text:style-name="T1">mit Steigungen </text:span><text:span text:style-name="T1">von 7 bis 18%. </text:span><text:span text:style-name="T1">Der Belag ist </text:span><text:span text:style-name="T1">Asphalt, außer im </text:span><text:span text:style-name="T1">Park. Es wird </text:span><text:span text:style-name="T1">empfohlen, mit </text:span><text:span text:style-name="T1">dem Auto zum </text:span><text:span text:style-name="T2">Parco Doss </text:span><text:span text:style-name="T2">Trento</text:span><text:span text:style-name="T1"> </text:span><text:span text:style-name="T1">hinaufzufahren. </text:span><text:span text:style-name="T1">Dies bedarf </text:span><text:span text:style-name="T1">jedoch der </text:span><text:span text:style-name="T1">vorherigen </text:span><text:span text:style-name="T1">Genehmigung </text:span><text:span text:style-name="T1">des Amtes für </text:span><text:span text:style-name="T1">Parks und </text:span><text:span text:style-name="T1">Grünanlagen der </text:span><text:span text:style-name="T1">Gemeinde Trient </text:span><text:span text:style-name="T1">[</text:span><text:span text:style-name="T2">Ufficio Parchi e </text:span><text:span text:style-name="T2">giardini </text:span><text:span text:style-name="T1">der </text:span><text:span text:style-name="T1">Gemeinde] (Tel. </text:span><text:span text:style-name="T1">[+39] 0461 </text:span><text:span text:style-name="T1">884528). Die </text:span><text:span text:style-name="T1">Stadtbuslinie 2 </text:span><text:span text:style-name="T1">verfügt über eine </text:span><text:span text:style-name="T1">behindertengerec</text:span><text:span text:style-name="T1">hte Haltestelle.</text:span></text:p>
          </table:table-cell>
          <table:table-cell table:style-name="ce6" office:value-type="string">
            <text:p>The itinerary is mainly up the hills, with a slope from 7% to 18%. The pavement is made of asphalt (except for the park). We suggest to reach the Doss Trento park by car, upon the transit permit issued by the Ufficio Parchi e Giardini (tel number 0461/884528). The bus # 2 line has a bus stop suitable to a service for disabled people.</text:p>
          </table:table-cell>
          <table:table-cell table:style-name="ce3" office:value-type="string">
            <text:p>&lt;p&gt;Il percorso ha inizio in Piazza Santa Maria Maggiore, dove sorge la pregevole Basilica di &lt;b&gt;Santa Maria Maggiore&lt;/b&gt; (1). Dalla Piazza si prosegue su via della Prepositura fino ad incontrare &lt;b&gt;Torre Vanga&lt;/b&gt; (2). Dopo aver ammirato la torre medievale si prosegue lungo l'omonima via, per poi svoltare a sinistra in Via Pozzo. Qui si trova la &lt;b&gt;Chiesa di San Lorenzo&lt;/b&gt; (3), un tempo affiancata dall'abbazia benedettina. Il complesso era situato sulla sponda destra dell'Adige, in una zona a vocazione agricola, al di fuori delle mura urbane ed era collegato al resto della città da un ponte di legno. Si prosegue attraversando il cavalcavia dei binari ferroviari fino ad arrivare al Ponte S. Lorenzo, da dove si può osservare uno dei più particolari paesaggi urbanizzati trentini. Attraversato il ponte si giunge alla &lt;b&gt;Chiesa di S. Apollinare&lt;/b&gt; (4), poco oltre il piazzale della chiesa si possono raggiungere &lt;b&gt;Le Gallerie&lt;/b&gt; (5), spazio espositivo del Museo Storico del Trentino. <text:s/>Da Piazza di Piedicastello si prosegue lungo via Brescia, costeggiando l'antico <text:s/>quartiere di Piedicastello, fino al piazzale Divisioni Alpine, raggiungibile anche con la linea urbana n. 2. Qui inizia la Strada degli Alpini che conduce al Doss Trento, da cui si può godere una splendida vista della città. Il Doss <text:s/>è un parco storico e naturalistico, che ospita anche un sito archeologico con i resti di una basilica paleocristina, risalente ai primi anni del VI secolo. Risalendo la Strada degli Alpini si incontra <text:s/>il &lt;b&gt;Museo Storico degli Alpini&lt;/b&gt; (6), realizzato negli spazi ricavati da un'ex polveriera austriaca. In cima al Doss, ben visibile dal centro della città, si trova il &lt;b&gt;Mausoleo di Cesare Battisti&lt;/b&gt; (7), eretto in memoria del patriota trentino su progetto dell'architetto veronese Ettore Fagiuoli.&lt;/p&gt;</text:p>
          </table:table-cell>
          <table:table-cell table:style-name="ce10" office:value-type="string">
            <text:p><text:span text:style-name="T1">Ausgangspunkt </text:span><text:span text:style-name="T1">ist </text:span><text:span text:style-name="T2">Piazza Santa </text:span><text:span text:style-name="T2">Maria Maggiore</text:span><text:span text:style-name="T1">, </text:span><text:span text:style-name="T1">an dem die </text:span><text:span text:style-name="T1">schöne Basilika </text:span><text:span text:style-name="T1">Santa Maria </text:span><text:span text:style-name="T1">Maggiore (1) </text:span><text:span text:style-name="T1">steht. Man </text:span><text:span text:style-name="T1">schlägt die </text:span><text:span text:style-name="T2">Via </text:span><text:span text:style-name="T2">della Prepositura</text:span><text:span text:style-name="T1"> </text:span><text:span text:style-name="T1">ein und erreicht </text:span><text:span text:style-name="T1">einen </text:span><text:span text:style-name="T1">mittelalterlichen </text:span><text:span text:style-name="T1">Turm, </text:span><text:span text:style-name="T2">Torre </text:span><text:span text:style-name="T2">Vanga</text:span><text:span text:style-name="T1"> (2) </text:span><text:span text:style-name="T1">genannt. Dort </text:span><text:span text:style-name="T1">schlägt man die </text:span><text:span text:style-name="T1">gleichnamige </text:span><text:span text:style-name="T1">Straße ein und </text:span><text:span text:style-name="T1">biegt dann nach </text:span><text:span text:style-name="T1">links in die </text:span><text:span text:style-name="T2">Via </text:span><text:span text:style-name="T2">Pozzo</text:span><text:span text:style-name="T1"> ein. Bald </text:span><text:span text:style-name="T1">erreicht man die </text:span><text:span text:style-name="T1">San-Lorenzo-</text:span><text:span text:style-name="T1">Kirche (3), die </text:span><text:span text:style-name="T1">einst an eine </text:span><text:span text:style-name="T1">Benediktinerabtei </text:span><text:span text:style-name="T1">angrenzte. </text:span><text:span text:style-name="T1">Damals befand </text:span><text:span text:style-name="T1">sich der kirchliche </text:span><text:span text:style-name="T1">Gebäudekomplex </text:span><text:span text:style-name="T1">in einer </text:span><text:span text:style-name="T1">ländlichen </text:span><text:span text:style-name="T1">Umgebung </text:span><text:span text:style-name="T1">außerhalb der </text:span><text:span text:style-name="T1">Stadtmauer. </text:span><text:span text:style-name="T1">Außerdem stand </text:span><text:span text:style-name="T1">dieser Komplex </text:span><text:span text:style-name="T1">am westlichen </text:span><text:span text:style-name="T1">Ufer der Etsch </text:span><text:span text:style-name="T1">und war durch </text:span><text:span text:style-name="T1">eine Holzbrücke </text:span><text:span text:style-name="T1">mit dem Rest der </text:span><text:span text:style-name="T1">Stadt verbunden. </text:span><text:span text:style-name="T1">Weiter geht es </text:span><text:span text:style-name="T1">über die </text:span><text:span text:style-name="T1">Bahnüberführung </text:span><text:span text:style-name="T1">zur San-Lorenzo-</text:span><text:span text:style-name="T1">Brücke, von der </text:span><text:span text:style-name="T1">man einen Blick </text:span><text:span text:style-name="T1">auf eine der </text:span><text:span text:style-name="T1">charakteristischst</text:span><text:span text:style-name="T1">en städtischen </text:span><text:span text:style-name="T1">Landschaften des </text:span><text:span text:style-name="T1">Trentino genießt. </text:span><text:span text:style-name="T1">Auf der anderen </text:span><text:span text:style-name="T1">Seite der Brücke </text:span><text:span text:style-name="T1">angelangt, ist es </text:span><text:span text:style-name="T1">nicht weit bis zur </text:span><text:span text:style-name="T1">Sant'Apollinare-</text:span><text:span text:style-name="T1">Kirche (4). Vom </text:span><text:span text:style-name="T1">Kirchplatz sind </text:span><text:span text:style-name="T2">Le </text:span><text:span text:style-name="T2">Gallerie </text:span><text:span text:style-name="T1">(5) </text:span><text:span text:style-name="T1">schnell zu </text:span><text:span text:style-name="T1">erreichen: es </text:span><text:span text:style-name="T1">handelt sich um </text:span><text:span text:style-name="T1">aufgelassene </text:span><text:span text:style-name="T1">Straßentunnels, </text:span><text:span text:style-name="T1">die in originale </text:span><text:span text:style-name="T1">Ausstellungsräum</text:span><text:span text:style-name="T1">e des </text:span><text:span text:style-name="T1">Historischen </text:span><text:span text:style-name="T1">Museums des </text:span><text:span text:style-name="T1">Trentino [</text:span><text:span text:style-name="T2">Museo </text:span><text:span text:style-name="T2">Storico del </text:span><text:span text:style-name="T2">Trentino] </text:span><text:span text:style-name="T1">umgewandelt </text:span><text:span text:style-name="T1">worden sind. Von </text:span><text:span text:style-name="T2">Piazza di </text:span><text:span text:style-name="T2">Piedicastello</text:span><text:span text:style-name="T1"> geht </text:span><text:span text:style-name="T1">es weiter entlang </text:span><text:span text:style-name="T1">der </text:span><text:span text:style-name="T2">Via Brescia</text:span><text:span text:style-name="T1"> </text:span><text:span text:style-name="T1">am uralten </text:span><text:span text:style-name="T1">Stadtteil </text:span><text:span text:style-name="T1">Piedicastello </text:span><text:span text:style-name="T1">vorbei bis zum </text:span><text:span text:style-name="T2">Piazzale Divisioni </text:span><text:span text:style-name="T2">Alpine,</text:span><text:span text:style-name="T1"> einem </text:span><text:span text:style-name="T1">Platz, der auch </text:span><text:span text:style-name="T1">mit der </text:span><text:span text:style-name="T1">Stadtbuslinie  2 </text:span><text:span text:style-name="T1">erreichbar ist. </text:span><text:span text:style-name="T1">Hier schlägt man </text:span><text:span text:style-name="T1">die Alpinistraße </text:span><text:span text:style-name="T1">[</text:span><text:span text:style-name="T2">Strada degli </text:span><text:span text:style-name="T2">Alpini</text:span><text:span text:style-name="T1">] ein, die </text:span><text:span text:style-name="T1">zum Gipfel des </text:span><text:span text:style-name="T2">Doss Trento</text:span><text:span text:style-name="T1"> </text:span><text:span text:style-name="T1">[Trienter Hügels] </text:span><text:span text:style-name="T1">führt. Von dort </text:span><text:span text:style-name="T1">oben genießt </text:span><text:span text:style-name="T1">man einen </text:span><text:span text:style-name="T1">wunderschönen </text:span><text:span text:style-name="T1">Blick auf die </text:span><text:span text:style-name="T1">Stadt. Doss </text:span><text:span text:style-name="T1">Trento ist ein </text:span><text:span text:style-name="T1">Geschichts- und </text:span><text:span text:style-name="T1">naturwissenschaft</text:span><text:span text:style-name="T1">licher Park. Dort </text:span><text:span text:style-name="T1">befindet sich </text:span><text:span text:style-name="T1">außerdem ein </text:span><text:span text:style-name="T1">archäologischer </text:span><text:span text:style-name="T1">Fundplatz, der </text:span><text:span text:style-name="T1">aus Ruinen einer </text:span><text:span text:style-name="T1">frühchristlichen, </text:span><text:span text:style-name="T1">aus dem Anfang </text:span><text:span text:style-name="T1">des 6. Jh.s </text:span><text:span text:style-name="T1">stammenden </text:span><text:span text:style-name="T1">Basilika besteht. </text:span><text:span text:style-name="T1">Der Alpinistraße </text:span><text:span text:style-name="T1">bergauf folgend, </text:span><text:span text:style-name="T1">gelangt man zum </text:span><text:span text:style-name="T1">Historischen </text:span><text:span text:style-name="T1">Museum der </text:span><text:span text:style-name="T1">Alpini [</text:span><text:span text:style-name="T2">Museo </text:span><text:span text:style-name="T2">Storico degli </text:span><text:span text:style-name="T2">Alpini]</text:span><text:span text:style-name="T1"> (6), das in </text:span><text:span text:style-name="T1">einem </text:span><text:span text:style-name="T1">ehemaligen </text:span><text:span text:style-name="T1">österreichischen </text:span><text:span text:style-name="T1">Munitionslager </text:span><text:span text:style-name="T1">untergebracht ist. </text:span><text:span text:style-name="T1">Oben auf dem </text:span><text:span text:style-name="T1">Gipfel steht das </text:span><text:span text:style-name="T1">von der </text:span><text:span text:style-name="T1">Stadtmitte gut </text:span><text:span text:style-name="T1">sichtbare </text:span><text:span text:style-name="T1">Mausoleum von </text:span><text:span text:style-name="T1">Cesare (7), das </text:span><text:span text:style-name="T1">nach Plänen des </text:span><text:span text:style-name="T1">Veroneser </text:span><text:span text:style-name="T1">Architekten Ettore </text:span><text:span text:style-name="T1">Fagiuoli zum </text:span><text:span text:style-name="T1">Gedenken an den </text:span><text:span text:style-name="T1">Trienter Patrioten </text:span><text:span text:style-name="T1">gebaut wurde.</text:span></text:p>
          </table:table-cell>
          <table:table-cell table:style-name="ce11" office:value-type="string">
            <text:p><text:span text:style-name="T4">&lt;p&gt;</text:span>The itinerary starts in Piazza Santa Maria Maggiore, where the fine <text:span text:style-name="T4">&lt;b&gt;</text:span>Santa Maria Maggiore Basilica<text:span text:style-name="T4">&lt;/b&gt; (1)</text:span> stands. Further on, along Via della Prepositura, you will see <text:span text:style-name="T4">&lt;b&gt;</text:span>Torre Vanga<text:span text:style-name="T4">&lt;/b&gt; (2)</text:span>. After admiring this medieval tower, turn right to Via Torre Vanga and then left to Via Pozzo as far as the <text:span text:style-name="T4">&lt;b&gt;</text:span>San Lorenzo Church<text:span text:style-name="T4">&lt;/b&gt; </text:span><text:span text:style-name="T4">(3)</text:span>. Originally, this church was part of a Benedictine abbey; it used to stand on the right bank of the Adige river, in a mainly farming area beyond the urban walls, and it was connected to the rest of the town by a wooden bridge. Further on, past the flyover, <text:s/>you will reach the San Lorenzo Bridge which offers a peculiar view. Once you have crossed the bridge, you will see the <text:span text:style-name="T4">&lt;b&gt;</text:span>Sant'Apollinare Church<text:span text:style-name="T4">&lt;/b&gt; (4)</text:span> and reach <text:span text:style-name="T4">&lt;b&gt;</text:span>“Le Gallerie”<text:span text:style-name="T4">&lt;/b&gt; (5)</text:span>, where the Museum of History organizes various exhibitions. Walk along Via Brescia flanking the Piedicastello district as far as the Divisioni Alpine square (that is reachable also by bus n. 2). Hence the Strada degli Alpini (Alpine troops road) leads to the Doss Trento hill, which offers an amazing view on the city. The Doss is an historic and naturalistic park, which hosts an archeological site with the ruins of an Early Christian church dating back to the beginning of the VI century. Along the Strada degli Alpini you will reach the <text:span text:style-name="T4">&lt;b&gt;</text:span>Museo Storico degli Alpini<text:span text:style-name="T4">&lt;/b&gt; (6)</text:span>, which was built in an old Austrian gunpowder magazine. On the summit there is the <text:span text:style-name="T4">&lt;b&gt;</text:span>Cesare Battisti Mausoleum<text:span text:style-name="T4">&lt;/b&gt; (7)</text:span>, well visible from Trento downtown; it was built in memory of the Trento patriot, according to the project by Ettore Fagiuoli <text:span text:style-name="T4">&lt;/p&gt;</text:span><text:span text:style-name="T5">.</text:span></text:p>
          </table:table-cell>
          <table:table-cell table:style-name="ce12" office:value-type="string">
            <text:p>24/04/2014 02:00 AM +0100</text:p>
          </table:table-cell>
          <table:table-cell table:number-columns-repeated="1000"/>
        </table:table-row>
        <table:table-row table:style-name="ro2" table:number-rows-repeated="1048570">
          <table:table-cell table:number-columns-repeated="1021"/>
        </table:table-row>
        <table:table-row table:style-name="ro2">
          <table:table-cell table:number-columns-repeated="1021"/>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ce style:name="Arial1" svg:font-family="Arial" style:font-family-generic="swiss"/>
    <style:font-face style:name="Trebuchet MS" svg:font-family="'Trebuchet MS'"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currency-style style:name="N108P0" style:volatile="true">
      <number:currency-symbol/>
      <number:text> </number:text>
      <number:number number:decimal-places="0" number:min-integer-digits="1" number:grouping="true"/>
      <number:text> </number:text>
    </number:currency-style>
    <number:currency-style style:name="N108P1" style:volatile="true">
      <number:currency-symbol/>
      <number:text> (</number:text>
      <number:number number:decimal-places="0" number:min-integer-digits="1" number:grouping="true"/>
      <number:text>)</number:text>
    </number:currency-style>
    <number:currency-style style:name="N108P2" style:volatile="true">
      <number:currency-symbol/>
      <number:text>- </number:text>
    </number:currency-style>
    <number:text-style style:name="N108">
      <number:text-content/>
      <number:text> </number:text>
      <style:map style:condition="value()&gt;0" style:apply-style-name="N108P0"/>
      <style:map style:condition="value()&lt;0" style:apply-style-name="N108P1"/>
      <style:map style:condition="value()=0" style:apply-style-name="N108P2"/>
    </number:text-style>
    <number:number-style style:name="N112P0" style:volatile="true">
      <number:number number:decimal-places="0" number:min-integer-digits="1" number:grouping="true"/>
      <number:text> </number:text>
    </number:number-style>
    <number:number-style style:name="N112P1" style:volatile="true">
      <number:text>  (</number:text>
      <number:number number:decimal-places="0" number:min-integer-digits="1" number:grouping="true"/>
      <number:text>)</number:text>
    </number:number-style>
    <number:number-style style:name="N112P2" style:volatile="true">
      <number:text> -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currency-style style:name="N115P0" style:volatile="true">
      <number:currency-symbol/>
      <number:text> </number:text>
      <number:number number:decimal-places="2" number:min-integer-digits="1" number:grouping="true"/>
      <number:text> </number:text>
    </number:currency-style>
    <number:currency-style style:name="N115P1" style:volatile="true">
      <number:currency-symbol/>
      <number:text> (</number:text>
      <number:number number:decimal-places="2" number:min-integer-digits="1" number:grouping="true"/>
      <number:text>)</number:text>
    </number:currency-style>
    <number:currency-style style:name="N115P2" style:volatile="true">
      <number:currency-symbol/>
      <number:text>- </number:text>
    </number:currency-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number number:decimal-places="2" number:min-integer-digits="1" number:grouping="true"/>
      <number:text> </number:text>
    </number:number-style>
    <number:number-style style:name="N118P1" style:volatile="true">
      <number:text>  (</number:text>
      <number:number number:decimal-places="2"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4">24/04/2014</text:date>, <text:time>16.55.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4T15:26:56.35</meta:creation-date>
    <meta:generator>OpenOffice.org/3.4.1$Win32 OpenOffice.org_project/341m1$Build-9593</meta:generator>
    <dc:date>2014-04-24T16:55:19.96</dc:date>
    <meta:editing-duration>PT1H23M2S</meta:editing-duration>
    <meta:editing-cycles>8</meta:editing-cycles>
    <meta:document-statistic meta:table-count="3" meta:cell-count="93" meta:object-count="0"/>
  </office:meta>
</office:document-meta>
</file>